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2pt" fo:font-weight="bold" style:font-size-asian="22pt" style:font-weight-asian="bold" style:font-name-complex="Arial" style:font-size-complex="2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style:page-number="auto"/>
      <style:text-properties fo:font-size="14pt" fo:language="none" fo:country="none" style:font-size-asian="14pt" style:language-asian="none" style:country-asian="none" style:font-size-complex="14pt"/>
    </style:style>
    <style:style style:name="P4" style:family="paragraph">
      <loext:graphic-properties draw:fill="solid" draw:fill-color="#000000"/>
      <style:paragraph-properties style:writing-mode="lr-tb"/>
    </style:style>
    <style:style style:name="P5" style:family="paragraph">
      <loext:graphic-properties draw:fill="solid" draw:fill-color="#eaeaea" draw:opacity="100%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eaeaea" draw:opacity="100%"/>
      <style:paragraph-properties style:writing-mode="lr-tb"/>
      <style:text-properties fo:font-size="12pt"/>
    </style:style>
    <style:style style:name="T1" style:family="text">
      <style:text-properties style:font-name="Arial" fo:font-size="22pt" fo:font-weight="bold" style:font-size-asian="22pt" style:font-weight-asian="bold" style:font-name-complex="Arial" style:font-size-complex="22pt"/>
    </style:style>
    <style:style style:name="T2" style:family="text">
      <style:text-properties style:use-window-font-color="true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2" style:family="graphic" style:parent-style-name="OL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draw:ole-draw-aspect="1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3626in" fo:min-width="0.1272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7689in" fo:min-width="0in" fo:padding-top="0.0902in" fo:padding-bottom="0.0902in" fo:padding-left="0.1736in" fo:padding-right="0.1736in" fo:wrap-option="wrap" draw:shadow-color="#808080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502in" fo:min-width="0.122in" fo:padding-top="0.0902in" fo:padding-bottom="0.0902in" fo:padding-left="0.1736in" fo:padding-right="0.1736in" fo:wrap-option="wrap" draw:shadow-color="#808080" style:run-through="foreground"/>
    </style:style>
    <style:style style:name="gr6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7" style:family="graphic">
      <style:graphic-properties draw:stroke="solid" svg:stroke-width="0.0102in" svg:stroke-color="#000000" draw:marker-end="msArrowStealthEnd_20_9" draw:marker-end-width="0.13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8" style:family="graphic">
      <style:graphic-properties draw:stroke="solid" svg:stroke-width="0.0102in" svg:stroke-color="#000000" draw:stroke-linejoin="miter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foreground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foreground"/>
      <style:paragraph-properties style:writing-mode="lr-tb"/>
    </style:style>
    <style:style style:name="gr10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9898in" fo:min-width="0in" fo:padding-top="0.0902in" fo:padding-bottom="0.0902in" fo:padding-left="0.1736in" fo:padding-right="0.1736in" fo:wrap-option="wrap" draw:shadow-color="#808080" style:run-through="foreground"/>
    </style:style>
    <style:style style:name="gr11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327in" fo:min-width="0.1374in" fo:padding-top="0.0902in" fo:padding-bottom="0.0902in" fo:padding-left="0.1736in" fo:padding-right="0.1736in" fo:wrap-option="wrap" draw:shadow-color="#808080" style:run-through="foreground"/>
    </style:style>
    <style:style style:name="gr12" style:family="graphic">
      <style:graphic-properties draw:stroke="solid" svg:stroke-width="0.0102in" svg:stroke-color="#000000" draw:marker-end="msArrowStealthEnd_20_9" draw:marker-end-width="0.13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874in" fo:min-width="1.1661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9819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89in" fo:min-width="1.1744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862in" fo:min-width="1.1673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937in" fo:min-width="1.1835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075in" fo:min-width="0.122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1.0201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1.0264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char" svg:x="0.0146in" svg:y="0.0736in" svg:width="0.5791in" svg:height="0.4209in" draw:z-index="12"><draw:text-box><text:p text:style-name="P1">A</text:p></draw:text-box></draw:frame><draw:frame draw:style-name="fr1" draw:name="Frame3" text:anchor-type="char" svg:x="2.4335in" svg:y="4.9602in" svg:width="0.5791in" svg:height="0.4209in" draw:z-index="31"><draw:text-box><text:p text:style-name="P1">D</text:p></draw:text-box></draw:frame><draw:frame draw:style-name="fr1" draw:name="Frame5" text:anchor-type="char" svg:x="0.5264in" svg:y="9.1484in" svg:width="0.6075in" svg:height="0.3437in" draw:z-index="19"><draw:text-box><text:p text:style-name="P2">Flow</text:p></draw:text-box></draw:frame><draw:frame draw:style-name="fr2" draw:name="Object5" text:anchor-type="char" svg:x="0.5827in" svg:y="6.328in" svg:width="0.2465in" svg:height="0.2547in" draw:z-index="18"><draw:object xlink:href="./Object 5" xlink:type="simple" xlink:show="embed" xlink:actuate="onLoad"/><draw:image xlink:href="./ObjectReplacements/Object 5" xlink:type="simple" xlink:show="embed" xlink:actuate="onLoad"/></draw:frame><draw:custom-shape text:anchor-type="char" draw:z-index="36" draw:style-name="gr1" draw:text-style-name="P4" svg:width="0.1004in" svg:height="0.1004in" svg:x="0.7626in" svg:y="7.4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17" draw:style-name="gr12" draw:text-style-name="P6" svg:x1="0.8134in" svg:y1="7.1035in" svg:x2="0.8189in" svg:y2="9.1882in"><text:p/></draw:line><draw:line text:anchor-type="char" draw:z-index="16" draw:style-name="gr13" draw:text-style-name="P6" svg:x1="1.6516in" svg:y1="5.0728in" svg:x2="0.8134in" svg:y2="7.0992in"><text:p/></draw:line><draw:line text:anchor-type="char" draw:z-index="15" draw:style-name="gr13" draw:text-style-name="P6" svg:x1="-0.0846in" svg:y1="5.0575in" svg:x2="0.8083in" svg:y2="7.0984in"><text:p/></draw:line><draw:custom-shape text:anchor-type="char" draw:z-index="14" draw:style-name="gr16" draw:text-style-name="P9" svg:width="1.5217in" svg:height="0.4697in" draw:transform="skewX (0.00593411945678078) rotate (1.98478842536795) translate (2.49722222222222in 1.99513888888889in)"><text:p/><draw:enhanced-geometry svg:viewBox="0 0 2389 408" draw:type="non-primitive" draw:enhanced-path="M 0 0 L 0 408 2389 408 0 0 Z N"/></draw:custom-shape><draw:custom-shape text:anchor-type="char" draw:z-index="13" draw:style-name="gr17" draw:text-style-name="P9" svg:width="1.515in" svg:height="0.4669in" draw:transform="skewX (-0.00453785605518525) rotate (1.95773582196204) translate (4.00972222222222in 1.775in)"><text:p/><draw:enhanced-geometry svg:viewBox="0 0 2389 408" draw:mirror-horizontal="true" draw:type="non-primitive" draw:enhanced-path="M 0 0 L 0 408 2389 408 0 0 Z N"/></draw:custom-shape><draw:custom-shape text:anchor-type="char" draw:z-index="2" draw:style-name="gr19" draw:text-style-name="P5" svg:width="0.4697in" svg:height="0.3886in" svg:x="0.8283in" svg:y="2.2736in"><text:p/><draw:enhanced-geometry svg:viewBox="0 0 683 582" draw:mirror-horizontal="true" draw:type="non-primitive" draw:enhanced-path="M 683 579  L 0 582  L 219 3  L 680 0  L 683 579  Z N"/></draw:custom-shape><draw:custom-shape text:anchor-type="char" draw:z-index="0" draw:style-name="gr21" draw:text-style-name="P9" svg:width="0.1906in" svg:height="1.2067in" draw:transform="skewX (-0.00226892802759272) rotate (2.73161481229632) translate (0.504861111111111in 2.20347222222222in)"><text:p/><draw:enhanced-geometry svg:viewBox="0 0 449 1823" draw:mirror-horizontal="true" draw:type="non-primitive" draw:enhanced-path="M 0 0 L 449 0 19 1823 0 0 Z N"/></draw:custom-shape><draw:frame draw:style-name="fr2" draw:name="Object8" text:anchor-type="char" svg:x="0.4063in" svg:y="1.798in" svg:width="0.2465in" svg:height="0.2547in" draw:z-index="10"><draw:object xlink:href="./Object 8" xlink:type="simple" xlink:show="embed" xlink:actuate="onLoad"/><draw:image xlink:href="./ObjectReplacements/Object 8" xlink:type="simple" xlink:show="embed" xlink:actuate="onLoad"/></draw:frame><draw:custom-shape text:anchor-type="char" draw:z-index="3" draw:style-name="gr18" draw:text-style-name="P5" svg:width="1.5307in" svg:height="0.4748in" draw:transform="rotate (1.98478842536795) translate (0.133333333333333in 1.95416666666667in)"><text:p/><draw:enhanced-geometry svg:viewBox="0 0 2389 408" draw:type="non-primitive" draw:enhanced-path="M 0 0  L 0 408  L 2389 408  L 0 0  Z N"/></draw:custom-shape><draw:frame draw:style-name="fr1" draw:name="Frame7" text:anchor-type="char" svg:x="0.5252in" svg:y="4.298in" svg:width="0.6075in" svg:height="0.3437in" draw:z-index="11"><draw:text-box><text:p text:style-name="P2">Flow</text:p></draw:text-box></draw:frame><draw:custom-shape text:anchor-type="char" draw:z-index="9" draw:style-name="gr1" draw:text-style-name="P4" svg:width="0.1004in" svg:height="0.1004in" svg:x="0.5335in" svg:y="1.6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12" text:anchor-type="char" svg:x="0.5437in" svg:y="2.5563in" svg:width="0.2283in" svg:height="0.2547in" draw:z-index="8"><draw:object xlink:href="./Object 12" xlink:type="simple" xlink:show="embed" xlink:actuate="onLoad"/><draw:image xlink:href="./ObjectReplacements/Object 12" xlink:type="simple" xlink:show="embed" xlink:actuate="onLoad"/></draw:frame><draw:custom-shape text:anchor-type="char" draw:z-index="7" draw:style-name="gr1" draw:text-style-name="P4" svg:width="0.1004in" svg:height="0.1004in" svg:x="0.761in" svg:y="2.6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6" draw:style-name="gr12" draw:text-style-name="P6" svg:x1="0.8118in" svg:y1="2.2528in" svg:x2="0.8173in" svg:y2="4.3374in"><text:p/></draw:line><draw:line text:anchor-type="char" draw:z-index="5" draw:style-name="gr13" draw:text-style-name="P6" svg:x1="1.65in" svg:y1="0.222in" svg:x2="0.8118in" svg:y2="2.2484in"><text:p/></draw:line><draw:line text:anchor-type="char" draw:z-index="4" draw:style-name="gr13" draw:text-style-name="P6" svg:x1="-0.0862in" svg:y1="0.2071in" svg:x2="0.8067in" svg:y2="2.248in"><text:p/></draw:line><draw:custom-shape text:anchor-type="char" draw:z-index="1" draw:style-name="gr20" draw:text-style-name="P5" svg:width="0.1894in" svg:height="1.2012in" draw:transform="rotate (-2.74383211706029) translate (1.46944444444444in 2.25763888888889in)"><text:p/><draw:enhanced-geometry svg:viewBox="0 0 449 1823" draw:mirror-horizontal="true" draw:type="non-primitive" draw:enhanced-path="M 0 0  L 449 0  L 19 1823  L 0 0  Z N"/></draw:custom-shape><draw:g text:anchor-type="char" draw:z-index="30" draw:style-name="gr3"><draw:custom-shape draw:style-name="gr4" draw:text-style-name="P5" svg:width="0.2512in" svg:height="0.9496in" svg:x="3.1882in" svg:y="7.1122in"><text:p/><draw:enhanced-geometry svg:viewBox="0 0 449 1823" draw:type="non-primitive" draw:enhanced-path="M 0 0  L 449 0  L 19 1823  L 0 0  Z N"/></draw:custom-shape><draw:custom-shape draw:style-name="gr5" draw:text-style-name="P5" svg:width="0.4697in" svg:height="0.6831in" draw:transform="rotate (-0.392873614623923) translate (3.44861111111111in 6.47916666666667in)"><text:p/><draw:enhanced-geometry svg:viewBox="0 0 711 692" draw:type="non-primitive" draw:enhanced-path="M 0 0  L 711 0  L 383 692  L 0 692  L 0 0  Z N"/></draw:custom-shape><draw:line draw:style-name="gr6" draw:text-style-name="P6" svg:x1="2.2618in" svg:y1="5.072in" svg:x2="3.1547in" svg:y2="7.113in"><text:p/></draw:line><draw:line draw:style-name="gr6" draw:text-style-name="P6" svg:x1="3.998in" svg:y1="5.0874in" svg:x2="3.1598in" svg:y2="7.1138in"><text:p/></draw:line><draw:line draw:style-name="gr7" draw:text-style-name="P6" svg:x1="3.1598in" svg:y1="7.1177in" svg:x2="3.1654in" svg:y2="9.2024in"><text:p/></draw:line><draw:custom-shape draw:style-name="gr8" draw:text-style-name="P4" svg:width="0.1004in" svg:height="0.1004in" svg:x="3.4008in" svg:y="6.3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8" svg:width="0.6079in" svg:height="0.3441in" svg:x="2.872in" svg:y="9.1622in"><draw:text-box><text:p text:style-name="P7"><text:span text:style-name="T2">F</text:span><text:span text:style-name="T2">l</text:span><text:span text:style-name="T2">o</text:span><text:span text:style-name="T2">w</text:span></text:p></draw:text-box></draw:frame><draw:custom-shape draw:style-name="gr10" draw:text-style-name="P5" svg:width="0.2559in" svg:height="1.1705in" draw:transform="rotate (-0.0209439510239318) translate (2.89236111111111in 7.11041666666667in)"><text:p/><draw:enhanced-geometry svg:viewBox="0 0 449 1823" draw:mirror-horizontal="true" draw:type="non-primitive" draw:enhanced-path="M 0 0  L 449 0  L 19 1823  L 0 0  Z N"/></draw:custom-shape><draw:custom-shape draw:style-name="gr11" draw:text-style-name="P5" svg:width="0.485in" svg:height="0.4134in" draw:transform="rotate (-0.423416876533824) translate (2.68541666666667in 6.72738407699038in)"><text:p/><draw:enhanced-geometry svg:viewBox="0 0 711 692" draw:mirror-horizontal="true" draw:type="non-primitive" draw:enhanced-path="M 0 0  L 711 0  L 383 692  L 0 692  L 0 0  Z N"/></draw:custom-shape><draw:custom-shape draw:style-name="gr8" draw:text-style-name="P4" svg:width="0.1004in" svg:height="0.1004in" svg:x="2.9181in" svg:y="6.6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1" draw:name="Frame8" text:anchor-type="char" svg:x="2.8602in" svg:y="4.2744in" svg:width="0.6075in" svg:height="0.3437in" draw:z-index="29"><draw:text-box><text:p text:style-name="P2">Flow</text:p></draw:text-box></draw:frame><draw:frame draw:style-name="fr2" draw:name="Object16" text:anchor-type="char" svg:x="3.2244in" svg:y="1.2783in" svg:width="0.2299in" svg:height="0.2547in" draw:z-index="28"><draw:object xlink:href="./Object 15" xlink:type="simple" xlink:show="embed" xlink:actuate="onLoad"/><draw:image xlink:href="./ObjectReplacements/Object 15" xlink:type="simple" xlink:show="embed" xlink:actuate="onLoad"/></draw:frame><draw:custom-shape text:anchor-type="char" draw:z-index="27" draw:style-name="gr1" draw:text-style-name="P4" svg:width="0.1004in" svg:height="0.1004in" svg:x="3.3472in" svg:y="1.5327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style-name="fr2" draw:name="Object17" text:anchor-type="char" svg:x="2.7791in" svg:y="1.8528in" svg:width="0.2465in" svg:height="0.2547in" draw:z-index="26"><draw:object xlink:href="./Object 16" xlink:type="simple" xlink:show="embed" xlink:actuate="onLoad"/><draw:image xlink:href="./ObjectReplacements/Object 16" xlink:type="simple" xlink:show="embed" xlink:actuate="onLoad"/></draw:frame><draw:custom-shape text:anchor-type="char" draw:z-index="25" draw:style-name="gr1" draw:text-style-name="P4" svg:width="0.1004in" svg:height="0.1004in" svg:x="2.9047in" svg:y="1.7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24" draw:style-name="gr12" draw:text-style-name="P6" svg:x1="3.1472in" svg:y1="2.2291in" svg:x2="3.1528in" svg:y2="4.3138in"><text:p/></draw:line><draw:line text:anchor-type="char" draw:z-index="23" draw:style-name="gr13" draw:text-style-name="P6" svg:x1="3.9854in" svg:y1="0.1984in" svg:x2="3.1472in" svg:y2="2.2248in"><text:p/></draw:line><draw:line text:anchor-type="char" draw:z-index="22" draw:style-name="gr13" draw:text-style-name="P6" svg:x1="2.2492in" svg:y1="0.1835in" svg:x2="3.1421in" svg:y2="2.2244in"><text:p/></draw:line><draw:custom-shape text:anchor-type="char" draw:z-index="21" draw:style-name="gr14" draw:text-style-name="P9" svg:width="1.5134in" svg:height="0.4685in" draw:transform="rotate (-1.5707963267949) translate (1.31388888888889in 7.49861111111111in)"><text:p/><draw:enhanced-geometry svg:viewBox="0 0 2389 408" draw:type="non-primitive" draw:enhanced-path="M 0 0 L 0 408 2389 408 0 0 Z N"/></draw:custom-shape><draw:custom-shape text:anchor-type="char" draw:z-index="20" draw:style-name="gr15" draw:text-style-name="P5" svg:width="0.2559in" svg:height="1.163in" draw:transform="rotate (-0.0209439510239318) translate (0.552777777777778in 7.14513888888889in)"><text:p/><draw:enhanced-geometry svg:viewBox="0 0 449 1823" draw:mirror-horizontal="true" draw:type="non-primitive" draw:enhanced-path="M 0 0  L 449 0  L 19 1823  L 0 0  Z N"/></draw:custom-shape><draw:frame draw:style-name="fr1" draw:name="Frame11" text:anchor-type="char" svg:x="0.0272in" svg:y="4.9118in" svg:width="0.5791in" svg:height="0.4209in" draw:z-index="32"><draw:text-box><text:p text:style-name="P1">C</text:p></draw:text-box></draw:frame><draw:frame draw:style-name="fr1" draw:name="Frame12" text:anchor-type="char" svg:x="2.3866in" svg:y="0.0882in" svg:width="0.5791in" svg:height="0.4209in" draw:z-index="33"><draw:text-box><text:p text:style-name="P1">B</text:p></draw:text-box></draw:frame><draw:custom-shape text:anchor-type="char" draw:z-index="34" draw:style-name="gr2" draw:text-style-name="P5" svg:width="0.4748in" svg:height="0.5433in" draw:transform="rotate (-0.423416876533824) translate (0.340972222222222in 6.64722222222222in)"><text:p/><draw:enhanced-geometry svg:viewBox="0 0 711 692" draw:mirror-horizontal="true" draw:type="non-primitive" draw:enhanced-path="M 0 0  L 711 0  L 383 692  L 0 692  L 0 0  Z N"/></draw:custom-shape><draw:frame draw:style-name="fr2" draw:name="Object1" text:anchor-type="char" svg:x="0.8626in" svg:y="7.2319in" svg:width="0.2283in" svg:height="0.2547in" draw:z-index="35"><draw:object xlink:href="./Object 1" xlink:type="simple" xlink:show="embed" xlink:actuate="onLoad"/><draw:image xlink:href="./ObjectReplacements/Object 1" xlink:type="simple" xlink:show="embed" xlink:actuate="onLoad"/><svg:desc>formula</svg:desc></draw:frame><draw:custom-shape text:anchor-type="char" draw:z-index="37" draw:style-name="gr1" draw:text-style-name="P4" svg:width="0.1004in" svg:height="0.1004in" svg:x="0.5543in" svg:y="6.5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2" text:anchor-type="char" svg:x="2.672in" svg:y="6.5091in" svg:width="0.2465in" svg:height="0.2547in" draw:z-index="38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2" draw:name="Object3" text:anchor-type="char" svg:x="3.2008in" svg:y="6.1799in" svg:width="0.2299in" svg:height="0.2547in" draw:z-index="39"><draw:object xlink:href="./Object 3" xlink:type="simple" xlink:show="embed" xlink:actuate="onLoad"/><draw:image xlink:href="./ObjectReplacements/Object 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msArrowStealthEnd_20_9" draw:display-name="msArrowStealthEnd 9" svg:viewBox="0 0 200 200" svg:d="M100 0l100 200-100-80-100 8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945in" fo:margin-bottom="0.694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Jay Ver Hoef</meta:initial-creator>
    <meta:creation-date>2008-02-20T23:51:00</meta:creation-date>
    <dc:date>2022-09-29T13:43:35.064664226</dc:date>
    <meta:print-date>2022-09-29T13:38:09.602280925</meta:print-date>
    <meta:editing-cycles>8</meta:editing-cycles>
    <meta:editing-duration>PT23M58S</meta:editing-duration>
    <meta:generator>LibreOffice/6.4.7.2$Linux_X86_64 LibreOffice_project/40$Build-2</meta:generator>
    <meta:document-statistic meta:table-count="0" meta:image-count="0" meta:object-count="8" meta:page-count="1" meta:paragraph-count="7" meta:word-count="7" meta:character-count="16" meta:non-whitespace-character-count="16"/>
  </office:meta>
</office:document-meta>
</file>

<file path=Object 1/content.xml><?xml version="1.0" encoding="utf-8"?>
<math xmlns="http://www.w3.org/1998/Math/MathML" display="block">
  <semantics>
    <mrow>
      <mstyle mathsize="14pt">
        <msub>
          <mi>t</mi>
          <mstyle mathsize="9pt">
            <mn>1</mn>
          </mstyle>
        </msub>
      </mstyle>
      <mrow/>
    </mrow>
    <annotation encoding="StarMath 5.0"> size 14{t rSub { size 9{1} } } {}</annotation>
  </semantics>
</math>
</file>

<file path=Object 12/content.xml><?xml version="1.0" encoding="utf-8"?>
<math xmlns="http://www.w3.org/1998/Math/MathML" display="block">
  <semantics>
    <mrow>
      <mstyle mathsize="14pt">
        <msub>
          <mi>t</mi>
          <mstyle mathsize="9pt">
            <mn>1</mn>
          </mstyle>
        </msub>
      </mstyle>
      <mrow/>
    </mrow>
    <annotation encoding="StarMath 5.0"> size 14{t rSub { size 9{1} } } {}</annotation>
  </semantics>
</math>
</file>

<file path=Object 15/content.xml><?xml version="1.0" encoding="utf-8"?>
<math xmlns="http://www.w3.org/1998/Math/MathML" display="block">
  <semantics>
    <mrow>
      <mstyle mathsize="14pt">
        <msub>
          <mi>t</mi>
          <mstyle mathsize="9pt">
            <mn>3</mn>
          </mstyle>
        </msub>
      </mstyle>
      <mrow/>
    </mrow>
    <annotation encoding="StarMath 5.0"> size 14{t rSub { size 9{3} } } {}</annotation>
  </semantics>
</math>
</file>

<file path=Object 16/content.xml><?xml version="1.0" encoding="utf-8"?>
<math xmlns="http://www.w3.org/1998/Math/MathML" display="block">
  <semantics>
    <mrow>
      <mstyle mathsize="14pt">
        <msub>
          <mi>s</mi>
          <mstyle mathsize="9pt">
            <mn>2</mn>
          </mstyle>
        </msub>
      </mstyle>
      <mrow/>
    </mrow>
    <annotation encoding="StarMath 5.0"> size 14{s rSub { size 9{2} } } {}</annotation>
  </semantics>
</math>
</file>

<file path=Object 2/content.xml><?xml version="1.0" encoding="utf-8"?>
<math xmlns="http://www.w3.org/1998/Math/MathML" display="block">
  <semantics>
    <mrow>
      <mstyle mathsize="14pt">
        <msub>
          <mi>s</mi>
          <mstyle mathsize="9pt">
            <mn>2</mn>
          </mstyle>
        </msub>
      </mstyle>
      <mrow/>
    </mrow>
    <annotation encoding="StarMath 5.0"> size 14{s rSub { size 9{2} } } {}</annotation>
  </semantics>
</math>
</file>

<file path=Object 3/content.xml><?xml version="1.0" encoding="utf-8"?>
<math xmlns="http://www.w3.org/1998/Math/MathML" display="block">
  <semantics>
    <mrow>
      <mstyle mathsize="14pt">
        <msub>
          <mi>t</mi>
          <mstyle mathsize="9pt">
            <mn>3</mn>
          </mstyle>
        </msub>
      </mstyle>
      <mrow/>
    </mrow>
    <annotation encoding="StarMath 5.0"> size 14{t rSub { size 9{3} } } {}</annotation>
  </semantics>
</math>
</file>

<file path=Object 5/content.xml><?xml version="1.0" encoding="utf-8"?>
<math xmlns="http://www.w3.org/1998/Math/MathML" display="block">
  <semantics>
    <mrow>
      <mstyle mathsize="14pt">
        <msub>
          <mi>s</mi>
          <mstyle mathsize="9pt">
            <mn>2</mn>
          </mstyle>
        </msub>
      </mstyle>
      <mrow/>
    </mrow>
    <annotation encoding="StarMath 5.0"> size 14{s rSub { size 9{2} } } {}</annotation>
  </semantics>
</math>
</file>

<file path=Object 8/content.xml><?xml version="1.0" encoding="utf-8"?>
<math xmlns="http://www.w3.org/1998/Math/MathML" display="block">
  <semantics>
    <mrow>
      <mstyle mathsize="14pt">
        <msub>
          <mi>s</mi>
          <mstyle mathsize="9pt">
            <mn>2</mn>
          </mstyle>
        </msub>
      </mstyle>
      <mrow/>
    </mrow>
    <annotation encoding="StarMath 5.0"> size 14{s rSub { size 9{2} } } {}</annotation>
  </semantics>
</math>
</file>